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3C0000003B5EE1D43F.png"/>
  <manifest:file-entry manifest:media-type="image/png" manifest:full-path="Pictures/100000000000004100000036DF48B8F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6cm" svg:height="1.143cm" svg:x="1.624cm" svg:y="1.5cm">
          <draw:image xlink:href="Pictures/100000000000004100000036DF48B8F3.png" xlink:type="simple" xlink:show="embed" xlink:actuate="onLoad">
            <text:p/>
          </draw:image>
        </draw:frame>
        <draw:frame draw:style-name="gr2" draw:layer="layout" svg:width="3.918cm" svg:height="0.963cm" svg:x="0.582cm" svg:y="2.537cm">
          <draw:text-box>
            <text:p>Cotton plant</text:p>
          </draw:text-box>
        </draw:frame>
        <draw:frame draw:style-name="gr1" draw:text-style-name="P1" draw:layer="layout" svg:width="1.27cm" svg:height="1.249cm" svg:x="7.23cm" svg:y="1.5cm">
          <draw:image xlink:href="Pictures/100000000000003C0000003B5EE1D43F.png" xlink:type="simple" xlink:show="embed" xlink:actuate="onLoad">
            <text:p/>
          </draw:image>
        </draw:frame>
        <draw:frame draw:style-name="gr2" draw:layer="layout" svg:width="2.369cm" svg:height="0.963cm" svg:x="6.631cm" svg:y="2.537cm">
          <draw:text-box>
            <text:p>Cotton</text:p>
          </draw:text-box>
        </draw:frame>
        <draw:line draw:style-name="gr3" draw:text-style-name="P1" draw:layer="layout" svg:x1="3.2cm" svg:y1="2cm" svg:x2="7.2cm" svg:y2="2cm">
          <text:p/>
        </draw:line>
        <draw:frame draw:style-name="gr2" draw:layer="layout" svg:width="2.686cm" svg:height="0.963cm" svg:x="4cm" svg:y="1.037cm">
          <draw:text-box>
            <text:p>Harvest</text:p>
          </draw:text-box>
        </draw:frame>
        <draw:line draw:style-name="gr3" draw:text-style-name="P1" draw:layer="layout" svg:x1="8.5cm" svg:y1="2cm" svg:x2="13.5cm" svg:y2="2cm">
          <text:p/>
        </draw:line>
        <draw:frame draw:style-name="gr2" draw:layer="layout" svg:width="4.646cm" svg:height="0.963cm" svg:x="13.854cm" svg:y="1.5cm">
          <draw:text-box>
            <text:p>Weave clot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4S</meta:editing-duration>
    <meta:editing-cycles>17</meta:editing-cycles>
    <meta:generator>OpenOffice.org/3.4.1$Win32 OpenOffice.org_project/341m1$Build-9593</meta:generator>
    <dc:date>2015-08-15T08:16:24.38</dc:date>
    <meta:document-statistic meta:object-count="8"/>
  </office:meta>
</office:document-meta>
</file>